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397cm" fo:margin-right="0cm" fo:margin-top="0.212cm" fo:margin-bottom="0cm" fo:text-indent="0cm" style:auto-text-indent="false"/>
    </style:style>
    <style:style style:name="P2" style:family="paragraph" style:parent-style-name="Standard">
      <style:paragraph-properties fo:margin-left="0.397cm" fo:margin-right="0cm" fo:margin-top="0.212cm" fo:margin-bottom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39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39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37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list-style-name="L1">
      <style:paragraph-properties fo:margin-left="0.377cm" fo:margin-right="0cm" fo:margin-top="0.212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.453cm" fo:margin-right="0cm" fo:margin-top="0.212cm" fo:margin-bottom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margin-top="0.212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margin-top="0.212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2cm" fo:text-indent="-0.635cm" fo:margin-left="1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12cm" fo:text-indent="-0.635cm" fo:margin-left="1.0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4</text:p>
      <text:p text:style-name="P5">Выполнил студент группы 4.3 ФВТ Уваров Михаил</text:p>
      <text:p text:style-name="P5">Название: <text:span text:style-name="T2">Поиск пароля. Перебор.</text:span></text:p>
      <text:list xml:id="list2165049056" text:style-name="L1">
        <text:list-header>
          <text:p text:style-name="P6">Задание:</text:p>
        </text:list-header>
      </text:list>
      <text:p text:style-name="P7">Пароль – дата в разных форматах в определённый период времени.</text:p>
      <text:p text:style-name="P7">Разработать программу, обеспечивающую:</text:p>
      <text:list xml:id="list200604818" text:style-name="L4">
        <text:list-item>
          <text:p text:style-name="P8">Генерацию случайной даты в заданный период.</text:p>
        </text:list-item>
        <text:list-item>
          <text:p text:style-name="P8">Перебор значений дат и сравнение дат с искомым значением. Для сравнения использовать дату в строковой форме;</text:p>
        </text:list-item>
        <text:list-item>
          <text:p text:style-name="P8">Замер времени перебора.</text:p>
        </text:list-item>
      </text:list>
      <text:p text:style-name="P2">Проанализировать полученные результаты.</text:p>
      <text:p text:style-name="P2"/>
      <text:p text:style-name="P4">Ход работы:</text:p>
      <text:p text:style-name="P2">Исходный код доступен:</text:p>
      <text:p text:style-name="P1">https://github.com/freeakk/find_date</text:p>
      <text:p text:style-name="P2"/>
      <text:p text:style-name="P3">Вывод:</text:p>
      <text:p text:style-name="P2">Время, отведённое на поиск линейно зависит от диапозона перебираемых значений.</text:p>
      <text:p text:style-name="P2">Наиболее сложные шаги алгоритма это:</text:p>
      <text:list xml:id="list1699490977" text:style-name="L6">
        <text:list-item>
          <text:p text:style-name="P9">Формирование текстового значения даты;</text:p>
        </text:list-item>
        <text:list-item>
          <text:p text:style-name="P9">Сдвиг даты на день.</text:p>
        </text:list-item>
      </text:list>
      <text:p text:style-name="P2">Сравнение сформированных дат тривиально и происходит быстр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0S</meta:editing-duration>
    <meta:editing-cycles>3</meta:editing-cycles>
    <meta:generator>LibreOffice/3.4$Unix LibreOffice_project/340m1$Build-402</meta:generator>
    <dc:date>2011-12-02T23:26:56</dc:date>
    <meta:document-statistic meta:table-count="0" meta:image-count="0" meta:object-count="0" meta:page-count="1" meta:paragraph-count="19" meta:word-count="96" meta:character-count="728" meta:non-whitespace-character-count="654"/>
    <meta:user-defined meta:name="Info 1"/>
    <meta:user-defined meta:name="Info 2"/>
    <meta:user-defined meta:name="Info 3"/>
    <meta:user-defined meta:name="Info 4"/>
  </office:meta>
</office:document-meta>
</file>